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7000002E2E8E8EDDA.jpg" manifest:media-type=""/>
  <manifest:file-entry manifest:full-path="Pictures/1000000000000468000007351DA7DBF1.jpg" manifest:media-type=""/>
  <manifest:file-entry manifest:full-path="Pictures/10000000000005F40000050CCFC63831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6.383cm" svg:x="1cm" svg:y="1cm">
          <draw:image xlink:href="Pictures/10000000000005F40000050CCFC63831.jp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5.857cm" svg:height="25.939cm" svg:x="2.874cm" svg:y="0.965cm">
          <draw:image xlink:href="Pictures/1000000000000468000007351DA7DBF1.jp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4.578cm" svg:height="19.525cm" svg:x="3.032cm" svg:y="2.143cm">
          <draw:image xlink:href="Pictures/1000000000000227000002E2E8E8EDDA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van Widloski</meta:initial-creator>
    <meta:creation-date>2015-02-25T23:32:55.140695239</meta:creation-date>
    <dc:date>2015-02-25T23:36:06.131751267</dc:date>
    <dc:creator>Evan Widloski</dc:creator>
    <meta:editing-duration>P0D</meta:editing-duration>
    <meta:editing-cycles>1</meta:editing-cycles>
    <meta:document-statistic meta:object-count="3"/>
    <meta:generator>LibreOffice/4.1.6.2$Linux_X86_64 LibreOffice_project/410$Build-2</meta:generator>
  </office:meta>
</office:document-meta>
</file>